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office:automatic-styles>
  <office:body>
    <office:text>
      <text:h text:style-name="Heading_20_2" text:outline-level="2"><text:bookmark-start text:name="resume"/>Resume<text:bookmark-end text:name="resume"/></text:h>
      <text:h text:style-name="Heading_20_2" text:outline-level="2"><text:bookmark-start text:name="education"/>Education<text:bookmark-end text:name="education"/></text:h>
      <text:h text:style-name="Heading_20_3" text:outline-level="3"><text:bookmark-start text:name="bs-ms-aug-2018---april-2019-iiser-mohali"/>BS-MS | Aug 2018 - April 2019 | IISER Mohali<text:bookmark-end text:name="bs-ms-aug-2018---april-2019-iiser-mohali"/></text:h>
      <text:list text:style-name="L1">
        <text:list-item>
          <text:p text:style-name="P1">CPI: 9.8</text:p>
        </text:list-item>
        <text:list-item>
          <text:p text:style-name="P1">SPI (Sem 1): 9.8</text:p>
        </text:list-item>
        <text:list-item>
          <text:p text:style-name="P1">SPI (Sem 2): 9.8</text:p>
        </text:list-item>
      </text:list>
      <text:h text:style-name="Heading_20_3" text:outline-level="3"><text:bookmark-start text:name="th-grade-apr-2018-primus-pu-college"/>12th Grade | Apr 2018 | Primus PU College<text:bookmark-end text:name="th-grade-apr-2018-primus-pu-college"/></text:h>
      <text:list text:style-name="L2">
        <text:list-item>
          <text:p text:style-name="P2">Physics: 99</text:p>
        </text:list-item>
        <text:list-item>
          <text:p text:style-name="P2">Math: 94</text:p>
        </text:list-item>
        <text:list-item>
          <text:p text:style-name="P2">Chemistry:95</text:p>
        </text:list-item>
      </text:list>
      <text:h text:style-name="Heading_20_3" text:outline-level="3"><text:bookmark-start text:name="th-grade-mar-2016-prakriya-green-wisdom-school"/>10th Grade | Mar 2016 | Prakriya Green Wisdom School<text:bookmark-end text:name="th-grade-mar-2016-prakriya-green-wisdom-school"/></text:h>
      <text:list text:style-name="L3">
        <text:list-item>
          <text:p text:style-name="P3">Science: 94</text:p>
        </text:list-item>
        <text:list-item>
          <text:p text:style-name="P3">Math: 95</text:p>
        </text:list-item>
      </text:list>
      <text:h text:style-name="Heading_20_2" text:outline-level="2"><text:bookmark-start text:name="academic-achievements"/>Academic Achievements<text:bookmark-end text:name="academic-achievements"/></text:h>
      <text:h text:style-name="Heading_20_3" text:outline-level="3"><text:bookmark-start text:name="mimamsa-center-toppers"/>Mimamsa Center toppers<text:bookmark-end text:name="mimamsa-center-toppers"/></text:h>
      <text:list text:style-name="L4">
        <text:list-item>
          <text:p text:style-name="P4">My team was the centre topper in Mimamsa 2019, a Science quiz conducted by IISER-P.</text:p>
        </text:list-item>
      </text:list>
      <text:h text:style-name="Heading_20_3" text:outline-level="3"><text:bookmark-start text:name="kvpy"/>KVPY<text:bookmark-end text:name="kvpy"/></text:h>
      <text:list text:style-name="L5">
        <text:list-item>
          <text:p text:style-name="P5">Hold a KVPY Fellowship</text:p>
        </text:list-item>
        <text:list-item>
          <text:p text:style-name="P5">Qualified KVPY SA, SX, SB with a rank of 600, 1118 and 24 respectively</text:p>
        </text:list-item>
      </text:list>
      <text:h text:style-name="Heading_20_3" text:outline-level="3"><text:bookmark-start text:name="vijyoshi---2017"/>Vijyoshi - 2017<text:bookmark-end text:name="vijyoshi---2017"/></text:h>
      <text:list text:style-name="L6">
        <text:list-item>
          <text:p text:style-name="P6">Attended the Vijyoshi camp in December 2017 against KVPY SA</text:p>
        </text:list-item>
      </text:list>
      <text:h text:style-name="Heading_20_2" text:outline-level="2"><text:bookmark-start text:name="extra-curricular-endeavors"/>Extra-Curricular Endeavors<text:bookmark-end text:name="extra-curricular-endeavors"/></text:h>
      <text:h text:style-name="Heading_20_3" text:outline-level="3"><text:bookmark-start text:name="built-the-iiser-m-app-for-android-and-pc---2019"/>Built The IISER M App for Android and PC - 2019<text:bookmark-end text:name="built-the-iiser-m-app-for-android-and-pc---2019"/></text:h>
      <text:list text:style-name="L7">
        <text:list-item>
          <text:p text:style-name="P7">I created a majority of the Unofficial IISER-M App for <text:a xlink:type="simple" xlink:href="https://github.com/DhruvaSambrani/IISER-Android" office:name=""><text:span text:style-name="Definition">Android</text:span></text:a>. A <text:a xlink:type="simple" xlink:href="https://github.com/DhruvaSambrani/IISERM_pc" office:name=""><text:span text:style-name="Definition">PC version</text:span></text:a> of the same is also underway.</text:p>
        </text:list-item>
      </text:list>
      <text:h text:style-name="Heading_20_3" text:outline-level="3"><text:bookmark-start text:name="contributed-in-building-the-pakshi-birding-app"/>Contributed in building the Pakshi Birding App<text:bookmark-end text:name="contributed-in-building-the-pakshi-birding-app"/></text:h>
      <text:list text:style-name="L8">
        <text:list-item>
          <text:p text:style-name="P8">I contributed in making the Pakshi Birding App under <text:a xlink:type="simple" xlink:href="https://manjarijain.net/" office:name=""><text:span text:style-name="Definition">Dr. Manjari Jain</text:span></text:a>’s <text:a xlink:type="simple" xlink:href="" office:name=""><text:span text:style-name="Definition">Behavior and Ecology Lab, IISER M</text:span></text:a>. Pakshi is an app developed to assist both budding and experienced birders.</text:p>
        </text:list-item>
      </text:list>
      <text:h text:style-name="Heading_20_3" text:outline-level="3"><text:bookmark-start text:name="teaching-underprivileged-children-as-part-of-rte-act---2016"/>Teaching underprivileged Children as part of RTE Act - 2016<text:bookmark-end text:name="teaching-underprivileged-children-as-part-of-rte-act---2016"/></text:h>
      <text:list text:style-name="L9">
        <text:list-item>
          <text:p text:style-name="P9">As a way to give back to the community, I taught underprivileged children English and Mathematics for two weeks in my school in 2016. The group involved two children, both of whom had learning disorders.</text:p>
        </text:list-item>
      </text:list>
      <text:h text:style-name="Heading_20_3" text:outline-level="3"><text:bookmark-start text:name="knowledge-of-multiple-coding-languages"/>Knowledge of Multiple Coding Languages<text:bookmark-end text:name="knowledge-of-multiple-coding-languages"/></text:h>
      <text:list text:style-name="L10">
        <text:list-item>
          <text:p text:style-name="P10">I know C++ and actively code in Python, Java (Android). I also am presently learning Julia for Scientific Computing. Please visit <text:a xlink:type="simple" xlink:href="https://github.com/DhruvaSambrani/repo" office:name=""><text:span text:style-name="Definition">my GitHub account</text:span></text:a>.</text:p>
        </text:list-item>
      </text:list>
      <text:h text:style-name="Heading_20_2" text:outline-level="2"><text:bookmark-start text:name="research-experience"/>Research Experience<text:bookmark-end text:name="research-experience"/></text:h>
      <text:h text:style-name="Heading_20_3" text:outline-level="3"><text:bookmark-start text:name="linear-algebra-of-quantum-mechanics-and-the-simulation-of-a-quantum-computer-arvind-summer-2019"/><text:a xlink:type="simple" xlink:href="./papers/qc.pdf" office:name=""><text:span text:style-name="Definition">Linear Algebra of Quantum Mechanics and the simulation of a Quantum Computer</text:span></text:a> | <text:a xlink:type="simple" xlink:href="http://14.139.227.202/Faculty/arvind/" office:name=""><text:span text:style-name="Definition">Arvind</text:span></text:a> | Summer 2019<text:bookmark-end text:name="linear-algebra-of-quantum-mechanics-and-the-simulation-of-a-quantum-computer-arvind-summer-2019"/></text:h>
      <text:list text:style-name="L11">
        <text:list-item>
          <text:p text:style-name="P11">This was an introductory reading to the Mathematical Structures that underlie Quantum Mechanics and then take it forward to a theoretical introduction to Quantum Information and Quantum Computing. I also attempt to simulate a Quantum Computer on a Classical computer and making a <text:a xlink:type="simple" xlink:href="https://github.com/DhruvaSambrani/Quantum-Computing" office:name=""><text:span text:style-name="Definition">Julia module</text:span></text:a> for the same. This paper serves as a very brief introduction to Quantum Computing and documentation of the code in the form while publishing.</text:p>
        </text:list-item>
      </text:list>
      <text:h text:style-name="Heading_20_3" text:outline-level="3"><text:bookmark-start text:name="black-body-radiation-in-special-relativistic-frames-js-bagla-winter-2018"/><text:a xlink:type="simple" xlink:href="./papers/bbr_vel_trans.pdf" office:name=""><text:span text:style-name="Definition">Black body radiation in special relativistic frames</text:span></text:a> | <text:a xlink:type="simple" xlink:href="http://14.139.227.202/Faculty/jasjeet/index.html" office:name=""><text:span text:style-name="Definition">JS Bagla</text:span></text:a> | Winter 2018<text:bookmark-end text:name="black-body-radiation-in-special-relativistic-frames-js-bagla-winter-2018"/></text:h>
      <text:list text:style-name="L12">
        <text:list-item>
          <text:p text:style-name="P12">As part of my 2018 winter project, I took up a project in Special Relativity under JS Bagla, wherein I looked at how Black Body Radiation transforms in a frame that is moving uniformly with respect to the source. We see that the radiation is no more uniform, leading to a force on the particle. The <text:a xlink:type="simple" xlink:href="./papers/bbr_f_on_particle.pdf" office:name=""><text:span text:style-name="Definition">quantitative analysis</text:span></text:a> of this force is done using numerical methods in Julia.</text:p>
        </text:list-item>
      </text:list>
      <text:h text:style-name="Heading_20_3" text:outline-level="3"><text:bookmark-start text:name="earthian-awards-wipro-prakriya-sept-dec-2014"/><text:a xlink:type="simple" xlink:href="https://drive.google.com/file/d/0B8vd4YD-FkfkUmZhUVUwQU53NzdORGpneTlQbE5kaEhNYlRj/view?usp=sharing" office:name=""><text:span text:style-name="Definition">Earthian awards </text:span></text:a>| Wipro-Prakriya | Sept-Dec 2014<text:bookmark-end text:name="earthian-awards-wipro-prakriya-sept-dec-2014"/></text:h>
      <text:list text:style-name="L13">
        <text:list-item>
          <text:p text:style-name="P13">Wipro LTD. organizes “<text:a xlink:type="simple" xlink:href="http://wiprofoundation.org/earthian" office:name=""><text:span text:style-name="Definition">The Earthian Awards</text:span></text:a>” as part of their CSR initiative which involves teams from schools and colleges submitting a research report on the broad topic of the year. Our report dealt with the lakes of Bengaluru and how rapid industrialization and urbanization, coupled with unempathetic public policies, have led to declining quality and quantity of the natural resource.</text:p>
        </text:list-item>
      </text:list>
      <text:h text:style-name="Heading_20_2" text:outline-level="2"><text:bookmark-start text:name="contact-me"/>Contact Me<text:bookmark-end text:name="contact-me"/></text:h>
      <text:p text:style-name="First_20_paragraph">+91 99453 80169 | <text:a xlink:type="simple" xlink:href="mailto:dhruvasambrani19@gmail.com?subject=Response%20to%20CV" office:name=""><text:span text:style-name="Definition">dhruvasambrani19@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1-21T17:59:55Z</meta:creation-date>
    <dc:date>2019-11-21T17:59:55Z</dc:date>
  </office:meta>
</office:document-meta>
</file>